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2.501cm" fo:margin-right="0cm" fo:text-indent="0cm" style:auto-text-indent="false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3.752cm" fo:margin-right="0cm" fo:text-indent="0cm" style:auto-text-indent="false"/>
    </style:style>
    <style:style style:name="P18" style:family="paragraph" style:parent-style-name="Standard">
      <style:paragraph-properties fo:margin-left="3.752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5.002cm" fo:margin-right="0cm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fo:font-weight="normal" style:font-name-asian="Wingdings" style:font-weight-asian="normal" style:font-name-complex="Wingdings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lver Award</text:h>
      <text:p text:style-name="P1">Craggy Island Achievement Award in Climbing Skills</text:p>
      <text:p text:style-name="Horizontal_20_Line"/>
      <text:p text:style-name="P1">Child's Name:</text:p>
      <text:p text:style-name="P1">Age:</text:p>
      <text:p text:style-name="P1">Kids Club:</text:p>
      <text:p text:style-name="Horizontal_20_Line"/>
      <text:p text:style-name="P1">I am:<text:tab/>A basic climber</text:p>
      <text:p text:style-name="P1">Aim:<text:tab/>Become a technical climber</text:p>
      <text:p text:style-name="Horizontal_20_Line"/>
      <text:p text:style-name="Standard"><text:span text:style-name="T1">Good Behaviour Log:</text:span> <text:span text:style-name="T2"></text:span></text:p>
      <text:p text:style-name="P6">Six boxes for instructors' initials</text:p>
      <text:p text:style-name="P12"/>
      <text:p text:style-name="P1">Maintain Trust and Bronze Award skills</text:p>
      <text:p text:style-name="P5">Trustworthy</text:p>
      <text:p text:style-name="P5">Perfect knots</text:p>
      <text:p text:style-name="P5">Good belaying</text:p>
      <text:p text:style-name="P5">Check partner</text:p>
      <text:p text:style-name="P5">Good communication with partner</text:p>
      <text:p text:style-name="P6">Leave this till last</text:p>
      <text:p text:style-name="P12"/>
      <text:p text:style-name="P1">Learn names of hold types</text:p>
      <text:p text:style-name="P4"><text:span text:style-name="T3">See: Glossary</text:span></text:p>
      <text:p text:style-name="P9"><text:span text:style-name="T3"/></text:p>
      <text:p text:style-name="P10">Learn to Read a Route</text:p>
      <text:p text:style-name="P5">Study a route</text:p>
      <text:p text:style-name="P5">Aid someone climbing a route</text:p>
      <text:p text:style-name="P5">Climb a route several times, showing improvement</text:p>
      <text:p text:style-name="P11"/>
      <text:p text:style-name="P1">Pass a Belay Proficiency Test (Junior Competency)</text:p>
      <text:p text:style-name="P5">Anchor bag</text:p>
      <text:p text:style-name="P5">Auto-belay</text:p>
      <text:p text:style-name="P5">Belay device set-up:</text:p>
      <text:p text:style-name="P15">ATC</text:p>
      <text:p text:style-name="P15">Gri-Gri</text:p>
      <text:p text:style-name="P5">Belaying at speed</text:p>
      <text:p text:style-name="P5">Catching falls</text:p>
      <text:p text:style-name="P5">Checking</text:p>
      <text:p text:style-name="P5">Knot tying</text:p>
      <text:p text:style-name="P5">Stance</text:p>
      <text:p text:style-name="P9"/>
      <text:p text:style-name="P1">Explain the difference between Static and Dynamic climbing styles</text:p>
      <text:p text:style-name="P6">Find a route to best demonstrate each</text:p>
      <text:p text:style-name="P4"><text:span text:style-name="T4">Explain what's happening to the climber's centre of balance</text:span></text:p>
      <text:p text:style-name="P1"/>
      <text:p text:style-name="P21">Advanced Techniques: Learn, Understand, Demonstrate:</text:p>
      <text:p text:style-name="P4"><text:span text:style-name="T1">Hand:</text:span></text:p>
      <text:p text:style-name="P14">Crimp</text:p>
      <text:p text:style-name="P14">Open-Hand</text:p>
      <text:p text:style-name="P14">Palming</text:p>
      <text:p text:style-name="P14">Pinching</text:p>
      <text:p text:style-name="P18">Find a climb for each</text:p>
      <text:p text:style-name="P7">Feet:</text:p>
      <text:p text:style-name="P14">Foot Swap</text:p>
      <text:p text:style-name="P14">Inside/Outside Edging</text:p>
      <text:p text:style-name="P18">Tape route on traverse - holds getting progressively smaller</text:p>
      <text:p text:style-name="P14">Heel Hook</text:p>
      <text:p text:style-name="P14">Toe Hook</text:p>
      <text:p text:style-name="P18">Demonstrate on boulder wall</text:p>
      <text:p text:style-name="P7">Body:</text:p>
      <text:p text:style-name="P14">Bridging</text:p>
      <text:p text:style-name="P18">Corner climb</text:p>
      <text:p text:style-name="P14">Chimneying</text:p>
      <text:p text:style-name="P14">Dead-Pointing</text:p>
      <text:p text:style-name="P14">Flagging</text:p>
      <text:p text:style-name="P14">Layback</text:p>
      <text:p text:style-name="P18">Slab arête</text:p>
      <text:p text:style-name="P18">Route 43 features</text:p>
      <text:p text:style-name="P14">Mantelshelf</text:p>
      <text:p text:style-name="P18">Mats against wall, or slab</text:p>
      <text:p text:style-name="P18">Windowsills in changing area</text:p>
      <text:p text:style-name="P14">No Hands on Slab</text:p>
      <text:p text:style-name="P14">Resting Whilst Climbing</text:p>
      <text:p text:style-name="P17"><text:span text:style-name="T3">Sitting on ledge</text:span></text:p>
      <text:p text:style-name="P19">Leaning forward on slab</text:p>
      <text:p text:style-name="P19">Bridging across a corner or arch</text:p>
      <text:p text:style-name="P19">Chimneying</text:p>
      <text:p text:style-name="P19">Straight arms</text:p>
      <text:p text:style-name="P14">Knee bar</text:p>
      <text:p text:style-name="P14">Rock-Over</text:p>
      <text:p text:style-name="P14">Straight Arms</text:p>
      <text:p text:style-name="P5">Find &amp; categorise lots of differently graded climbs to test these</text:p>
      <text:p text:style-name="P5">Learn and sign off all the techniques</text:p>
      <text:p text:style-name="P8"><text:span text:style-name="T3">Assessment:</text:span></text:p>
      <text:p text:style-name="P16"><text:span text:style-name="T3">Instructor selects a couple of techniques from each section</text:span></text:p>
      <text:p text:style-name="P16"><text:span text:style-name="T3">Climber must demonstrate techniques on a climb</text:span></text:p>
      <text:p text:style-name="P16"><text:span text:style-name="T3">Minimum grade for demonstration climbs?</text:span></text:p>
      <text:p text:style-name="P9"><text:span text:style-name="T1"/></text:p>
      <text:p text:style-name="P1">Learn to abseil</text:p>
      <text:p text:style-name="P5">Set up a Figure-8 Descender</text:p>
      <text:p text:style-name="P5">Practice at ground level</text:p>
      <text:p text:style-name="P4"><text:span text:style-name="T3">Demonstrate using both sides of ATC</text:span></text:p>
      <text:p text:style-name="P4"><text:span text:style-name="T3">Do an abseil</text:span></text:p>
      <text:p text:style-name="P1"/>
      <text:p text:style-name="P21">Take part in a climbing competition</text:p>
      <text:p text:style-name="P5">Termly competition between <text:span text:style-name="T1">all</text:span> silvers in Kids Club</text:p>
      <text:p text:style-name="P5">Set Climbs</text:p>
      <text:p text:style-name="P5">Set Boulders</text:p>
      <text:p text:style-name="P5">Post results</text:p>
      <text:p text:style-name="P4"/>
      <text:p text:style-name="P1">Complete 10 climbs (on a single colour, without resting on the rope)</text:p>
      <text:p text:style-name="P1">Complete 10 climbs (on a single colour, without resting on the rope)</text:p>
      <text:p text:style-name="P6">Low grades are fine</text:p>
      <text:p text:style-name="P3"><text:span text:style-name="T1">Complete 10 climbs at your best grade on Bronze</text:span></text:p>
      <text:p text:style-name="Standard"><text:span text:style-name="T1">Complete 10 climbs at a harder grade (log the grade too)</text:span></text:p>
      <text:p text:style-name="P6">Single colour, or route chosen by the Instructor</text:p>
      <text:p text:style-name="P6">Loose rope</text:p>
      <text:p text:style-name="P5">Reduce number of climbs for each section and only sign off _best_two_ climbs?</text:p>
      <text:p text:style-name="P5">Doesn't penalise the slower climbers; better climbers can focus on quality not quantity</text:p>
      <text:p text:style-name="Standard"/>
      <text:p text:style-name="P1">Complete 10 Boulder Problems</text:p>
      <text:p text:style-name="P6">Single colour, or route chosen by the Instructor</text:p>
      <text:p text:style-name="P1">Create and Test 10 Boulder Problems</text:p>
      <text:p text:style-name="P6">Can be anywhere: Boulder Wall, Traverse, Climbing Walls over a safety mat</text:p>
      <text:p text:style-name="P5">Mark up routes with tape</text:p>
      <text:p text:style-name="P5">Get others to test</text:p>
      <text:p text:style-name="P4"><text:span text:style-name="T3">Clean up tape afterwards</text:span></text:p>
      <text:p text:style-name="Standard"/>
      <text:p text:style-name="Standard"><text:span text:style-name="T1">Best Grade Climbed on Bronze Award:</text:span></text:p>
      <text:p text:style-name="P1">Climbs:</text:p>
      <text:p text:style-name="P4"><text:span text:style-name="T1">Grade 3<text:tab/></text:span><text:span text:style-name="T2"></text:span></text:p>
      <text:p text:style-name="P4"><text:span text:style-name="T1">Grade 4<text:tab/></text:span><text:span text:style-name="T2"></text:span></text:p>
      <text:p text:style-name="P4"><text:span text:style-name="T1">Grade 5<text:tab/></text:span><text:span text:style-name="T2"></text:span></text:p>
      <text:p text:style-name="P4"><text:span text:style-name="T1">Grade 5+<text:tab/></text:span><text:span text:style-name="T2"></text:span></text:p>
      <text:p text:style-name="P7">Grade 6a</text:p>
      <text:p text:style-name="P7">...</text:p>
      <text:p text:style-name="P15">A tally of grades climbed</text:p>
      <text:p text:style-name="P13"><text:span text:style-name="T4">Log </text:span><text:span text:style-name="T5">every</text:span><text:span text:style-name="T4"> climb in the tally</text:span></text:p>
      <text:p text:style-name="Horizontal_20_Line"><text:span text:style-name="T1"/></text:p>
      <text:p text:style-name="Standard"><text:span text:style-name="T1"/></text:p>
      <text:p text:style-name="P20"><text:span text:style-name="T1">Assessment</text:span></text:p>
      <text:p text:style-name="P7">[Y/N] Can the climber complete all the above in a trustworthy manner?</text:p>
      <text:p text:style-name="P7">[Y/N] Has the climber performed all the above tasks competently?</text:p>
      <text:p text:style-name="P4"><text:span text:style-name="T1">Instructors Name / Signed / Date</text:span></text:p>
      <text:p text:style-name="P13"><text:span text:style-name="T3">Assess on certain days of term (on noticeboard)</text:span></text:p>
      <text:p text:style-name="P15">Every time, without prompting:</text:p>
      <text:p text:style-name="P17"><text:span text:style-name="T3">Correct set-up of equipment</text:span></text:p>
      <text:p text:style-name="P17"><text:span text:style-name="T3">Perfect belaying and knots</text:span></text:p>
      <text:p text:style-name="P17"><text:span text:style-name="T3">Clear communication</text:span></text:p>
      <text:p text:style-name="P19">Checking of partner</text:p>
      <text:p text:style-name="P15">Must be a <text:span text:style-name="T1">technical</text:span> climber</text:p>
      <text:p text:style-name="P19">Do several technical climbs, explaining:</text:p>
      <text:p text:style-name="P22">Reading of route beforehand</text:p>
      <text:p text:style-name="P22">Techniques that will be used</text:p>
      <text:p text:style-name="P22">Hold types that will be used</text:p>
      <text:p text:style-name="P13"><text:span text:style-name="T3">Minimum grade of climbs?</text:span></text:p>
      <text:p text:style-name="P17"><text:span text:style-name="T3">5+, 6a?</text:span></text:p>
      <text:p text:style-name="P17"><text:span text:style-name="T3">Combination of routes to achieve grade, e.g. 6a and a 6b?</text:span></text:p>
      <text:p text:style-name="P13"><text:span text:style-name="T3">Set graded routes?</text:span></text:p>
      <text:p text:style-name="P15">Test skills from previous awards</text:p>
      <text:p text:style-name="Horizontal_20_Line"/>
      <text:p text:style-name="Standard"><text:span text:style-name="T1">Craghopper Referral</text:span></text:p>
      <text:p text:style-name="P4"><text:span text:style-name="T1">[Y/N] Is the climber over 12 years old?</text:span></text:p>
      <text:p text:style-name="P4"><text:span text:style-name="T1">[Y/N] Is the climber safe?</text:span></text:p>
      <text:p text:style-name="P4"><text:span text:style-name="T1">[Y/N] Is the climber sensible?</text:span></text:p>
      <text:p text:style-name="P4"><text:span text:style-name="T1">[Y/N] Is the climber self-motivated?</text:span></text:p>
      <text:p text:style-name="P4"><text:span text:style-name="T1">Instructors Name / Signed / Date</text:span></text:p>
      <text:p text:style-name="Horizontal_20_Line"/>
      <text:p text:style-name="P2">General Notes:</text:p>
      <text:p text:style-name="P5">Climb tally needs to be <text:span text:style-name="T1">strict</text:span></text:p>
      <text:p text:style-name="P4"><text:span text:style-name="T4">Loose rope for all climb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14:31:51</dc:date>
    <dc:creator>Richard Russon</dc:creator>
    <meta:generator>LibreOffice/3.3$Unix LibreOffice_project/330m19$Build-301</meta:generator>
    <meta:editing-duration>PT1H59M58S</meta:editing-duration>
    <meta:editing-cycles>24</meta:editing-cycles>
    <meta:document-statistic meta:table-count="0" meta:image-count="0" meta:object-count="0" meta:page-count="4" meta:paragraph-count="143" meta:word-count="624" meta:character-count="3625"/>
  </office:meta>
</office:document-meta>
</file>